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Body_20_Text">
      <style:paragraph-properties fo:margin-left="0in" fo:margin-right="0in" fo:text-align="center" style:justify-single-word="false" fo:text-indent="0in" style:auto-text-indent="false"/>
    </style:style>
    <style:style style:name="P4" style:family="paragraph" style:parent-style-name="Normal">
      <style:paragraph-properties fo:text-align="justify" style:justify-single-word="false"/>
      <style:text-properties style:font-name-asian="Times New Roman" style:font-size-complex="8pt"/>
    </style:style>
    <style:style style:name="P5" style:family="paragraph" style:parent-style-name="Body_20_Text">
      <style:text-properties fo:background-color="#ffffff"/>
    </style:style>
    <style:style style:name="P6" style:family="paragraph" style:parent-style-name="Body_20_Text">
      <style:paragraph-properties fo:margin-left="0.5346in" fo:margin-right="0in" fo:text-indent="0in" style:auto-text-indent="false">
        <style:tab-stops/>
      </style:paragraph-properties>
    </style:style>
    <style:style style:name="P7" style:family="paragraph" style:parent-style-name="Body_20_Text">
      <style:paragraph-properties fo:margin-left="0in" fo:margin-right="0in" fo:text-indent="0.15in" style:auto-text-indent="false"/>
    </style:style>
    <style:style style:name="P8" style:family="paragraph" style:parent-style-name="Normal">
      <style:paragraph-properties fo:text-align="justify" style:justify-single-word="false"/>
    </style:style>
    <style:style style:name="P9" style:family="paragraph" style:parent-style-name="Abstract">
      <style:text-properties officeooo:paragraph-rsid="002041d2"/>
    </style:style>
    <style:style style:name="P10" style:family="paragraph" style:parent-style-name="Body_20_Text" style:list-style-name="L1"/>
    <style:style style:name="P11" style:family="paragraph" style:parent-style-name="Body_20_Text">
      <style:text-properties officeooo:paragraph-rsid="00206cc2"/>
    </style:style>
    <style:style style:name="P12" style:family="paragraph" style:parent-style-name="Heading_20_1">
      <style:text-properties officeooo:rsid="002041d2" officeooo:paragraph-rsid="002041d2"/>
    </style:style>
    <style:style style:name="P13" style:family="paragraph" style:parent-style-name="Heading_20_1">
      <style:text-properties officeooo:paragraph-rsid="00206cc2"/>
    </style:style>
    <style:style style:name="P14" style:family="paragraph" style:parent-style-name="Standard" style:list-style-name="">
      <style:paragraph-properties fo:margin-left="0.25in" fo:margin-right="0in" fo:text-indent="-0.25in" style:auto-text-indent="false">
        <style:tab-stops/>
      </style:paragraph-properties>
      <style:text-properties fo:font-size="15pt" officeooo:rsid="00045102" officeooo:paragraph-rsid="0020f995" style:font-size-asian="15pt" style:font-size-complex="15pt"/>
    </style:style>
    <style:style style:name="P15" style:family="paragraph" style:parent-style-name="Standard">
      <style:text-properties fo:font-size="15pt" officeooo:rsid="0000ea30" officeooo:paragraph-rsid="0020f995" style:font-size-asian="15pt" style:font-size-complex="15pt"/>
    </style:style>
    <style:style style:name="P16" style:family="paragraph" style:parent-style-name="Standard">
      <style:text-properties fo:font-size="15pt" officeooo:rsid="00045102" officeooo:paragraph-rsid="0020f995" style:font-size-asian="15pt" style:font-size-complex="15pt"/>
    </style:style>
    <style:style style:name="P17" style:family="paragraph" style:parent-style-name="Standard">
      <style:paragraph-properties fo:break-before="page"/>
      <style:text-properties officeooo:paragraph-rsid="00217273"/>
    </style:style>
    <style:style style:name="P18" style:family="paragraph" style:parent-style-name="paper_20_title" style:master-page-name="MP0">
      <style:paragraph-properties style:page-number="auto" fo:break-before="page"/>
      <style:text-properties officeooo:paragraph-rsid="00206cc2"/>
    </style:style>
    <style:style style:name="P19" style:family="paragraph" style:parent-style-name="references" style:list-style-name="">
      <style:paragraph-properties fo:margin-left="0.25in" fo:margin-right="0in" fo:text-indent="-0.25in" style:auto-text-indent="false">
        <style:tab-stops/>
      </style:paragraph-properties>
      <style:text-properties officeooo:paragraph-rsid="0022f3e6"/>
    </style:style>
    <style:style style:name="P20" style:family="paragraph" style:parent-style-name="references" style:list-style-name="">
      <style:paragraph-properties fo:margin-left="0.25in" fo:margin-right="0in" fo:text-indent="-0.25in" style:auto-text-indent="false">
        <style:tab-stops/>
      </style:paragraph-properties>
      <style:text-properties officeooo:rsid="0022f3e6" officeooo:paragraph-rsid="0022f3e6"/>
    </style:style>
    <style:style style:name="T1" style:family="text">
      <style:text-properties style:font-name-asian="Times New Roman" style:font-size-complex="8pt"/>
    </style:style>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fo:font-size="8pt" style:font-size-asian="8pt"/>
    </style:style>
    <style:style style:name="T5" style:family="text">
      <style:text-properties fo:font-size="8pt" fo:language="en" fo:country="IN" style:font-size-asian="8pt" style:language-asian="en" style:country-asian="IN"/>
    </style:style>
    <style:style style:name="T6" style:family="text">
      <style:text-properties fo:background-color="#ffffff" loext:char-shading-value="0"/>
    </style:style>
    <style:style style:name="T7" style:family="text">
      <style:text-properties officeooo:rsid="002041d2"/>
    </style:style>
    <style:style style:name="T8" style:family="text">
      <style:text-properties officeooo:rsid="00206cc2"/>
    </style:style>
    <style:style style:name="T9" style:family="text">
      <style:text-properties officeooo:rsid="00045102"/>
    </style:style>
    <style:style style:name="T10" style:family="text">
      <style:text-properties fo:font-size="15pt" officeooo:rsid="00217273" style:font-size-asian="15pt" style:font-size-complex="15pt"/>
    </style:style>
    <style:style style:name="T11" style:family="text">
      <style:text-properties officeooo:rsid="00245955"/>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aper_20_title">Smart Cities: A Survey on Internet of Things technologies in Smart City applications </text:p>
      <text:section text:style-name="Sect1" text:name="Sect1">
        <text:p text:style-name="Author">Jayantajit Gogoi, Rishi Raj Dutta, Bidyut Chetia Patra <text:span text:style-name="T8">and Mr. Arup Barua</text:span></text:p>
        <text:p text:style-name="Affiliation">Department of CSE, School of Technology</text:p>
        <text:p text:style-name="Affiliation">Assam Don Bosco University, Azara</text:p>
        <text:p text:style-name="Affiliation">Guwahati, India-781017</text:p>
        <text:p text:style-name="Affiliation"/>
        <text:p text:style-name="Normal"/>
      </text:section>
      <text:section text:style-name="Sect2" text:name="Sect2">
        <text:p text:style-name="P9"><text:span text:style-name="Style_20_Abstract_20__2b__20_Italic_20_Char"><text:span text:style-name="T2">Abstract</text:span></text:span><text:span text:style-name="Default_20_Paragraph_20_Font"><text:span text:style-name="T3">—</text:span></text:span> The future home, workspace, campus or city, as predicted by science fiction in early times is now a reality. Modern microelectronics and communication technologies offer the type of smart living that looked practically inconceivable just a few decades ago. <text:span text:style-name="T7">The smart city concept represents a compelling platform for IT-enabled service innovation. </text:span>The <text:span text:style-name="T7">emerging </text:span>internet of Things (IoT) is one of the main drivers of the future smart spaces. This paper identifies the key benefits and motivation behind the development of IoT-enabled <text:span text:style-name="T7">smart cities</text:span>. Then it provides a comprehensive view of general types of smart c<text:span text:style-name="T7">ities</text:span> application. Finally we considered the vital design challenges, which should be met to realize the smart c<text:span text:style-name="T7">ities</text:span>.</text:p>
        <text:p text:style-name="key_20_words">Keywords- Smart C<text:span text:style-name="T7">ities</text:span>, I<text:span text:style-name="T8">nternet of Things</text:span>, IoT Sensors, Wireless Sensor Networks, Smart homes, Smart grids, Arduino, ESP8266.</text:p>
        <text:h text:style-name="Heading_20_1" text:outline-level="1"><text:s/>Introduction </text:h>
        <text:p text:style-name="Body_20_Text"><text:s text:c="7"/>Internet of Things is the integration of physical objects which are attached with electronics, software, sensors, and network connectivity between then, that allow them to capture and transmit data [1]. In IoT, a thing refers to a physical object that include sensors to communicate with the real world through a network to perform certain functions. IoT devices may from a network system which links various communication devices to have quick, reliable and real-time information exchange and communication that would help in intelligent management of the connected devices. As a result, objects can be monitored and managed remotely allowing for the communication between the physical and virtual worlds [2, 3]. </text:p>
        <text:h text:style-name="P12" text:outline-level="1">Smart cities technologies</text:h>
        <text:h text:style-name="Heading_20_2" text:outline-level="2"><text:span text:style-name="T8">Long Range/Low Power Connectivity</text:span> </text:h>
        <text:p text:style-name="P11">Wireless </text:p>
        <text:h text:style-name="P12" text:outline-level="1">APPLICATIONS</text:h>
        <text:p text:style-name="P8"><text:span text:style-name="T1"><text:s text:c="5"/>The IoT</text:span> </text:p>
        <text:h text:style-name="P13" text:outline-level="1"><text:span text:style-name="T8">RELATED WORKS</text:span></text:h>
        <text:h text:style-name="P13" text:outline-level="1">C<text:span text:style-name="T8">ONCERNS OVER IoT</text:span></text:h>
        <text:p text:style-name="P4"><text:s text:c="5"/>The Internet of Things is a modern era technology but the challenges and issues concerning to IoT are enormous. Numerous consideration are need to be done before implementing IoT in different applications. Some of the issues are as follows;</text:p>
        <text:h text:style-name="Heading_20_2" text:outline-level="2">Design Issues </text:h>
        <text:h text:style-name="Heading_20_2" text:outline-level="2">Security Issues </text:h>
        <text:h text:style-name="Heading_20_2" text:outline-level="2">Hardware Issues </text:h>
        <text:h text:style-name="Heading_20_1" text:outline-level="1">Conclusion</text:h>
        <text:p text:style-name="P4"><text:s text:c="5"/>In this survey paper, we investigated </text:p>
        <text:p text:style-name="P4"/>
        <text:h text:style-name="Heading_20_5" text:outline-level="5">References</text:h>
        <text:p text:style-name="P19">[1]</text:p>
        <text:p text:style-name="P20">[2]</text:p>
        <text:p text:style-name="P20">[3]</text:p>
        <text:p text:style-name="P17"><text:span text:style-name="T10">CONTENTS OVERVIEW:</text:span></text:p>
        <text:p text:style-name="P15"/>
        <text:p text:style-name="P15">SMART C<text:span text:style-name="T9">I</text:span>TIES: A SURVEY ON INTERNET OF THINGS TECHNOLOGIES IN SMART CITY <text:s/>APPLICATIONS. <text:s text:c="2"/></text:p>
        <text:p text:style-name="P15"/>
        <text:p text:style-name="P16">Abstract:</text:p>
        <text:p text:style-name="P16">keywords:</text:p>
        <text:p text:style-name="P16">1. introduction</text:p>
        <text:p text:style-name="P16">2. Smart cities techno<text:span text:style-name="T11">l</text:span>ogies</text:p>
        <text:p text:style-name="P16">3. applications</text:p>
        <text:p text:style-name="P16">4. related works</text:p>
        <text:p text:style-name="P16">5. concerns over iot</text:p>
        <text:p text:style-name="P16">6. conclusion</text:p>
        <text:p text:style-name="P14">7. references</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11in" fo:margin-bottom="0.0555in" loext:contextual-spacing="false" fo:keep-together="always" fo:hyphenation-ladder-count="no-limit" fo:keep-with-next="always">
        <style:tab-stops>
          <style:tab-stop style:position="0.15in"/>
          <style:tab-stop style:position="0.4in"/>
        </style:tab-stops>
      </style:paragraph-properties>
      <style:text-properties fo:font-variant="small-caps" fo:hyphenate="false"/>
    </style:style>
    <style:style style:name="Heading_20_2" style:display-name="Heading 2" style:family="paragraph" style:parent-style-name="Normal" style:next-style-name="Normal" style:default-outline-level="2" style:class="text">
      <style:paragraph-properties fo:margin-top="0.0835in" fo:margin-bottom="0.0417in" loext:contextual-spacing="false" fo:text-align="start" style:justify-single-word="false" fo:keep-together="always" fo:hyphenation-ladder-count="no-limit" fo:keep-with-next="always"/>
      <style:text-properties fo:font-style="italic" style:font-style-asian="italic" style:font-style-complex="italic" fo:hyphenate="false"/>
    </style:style>
    <style:style style:name="Heading_20_3" style:display-name="Heading 3" style:family="paragraph" style:parent-style-name="Normal" style:next-style-name="Normal" style:default-outline-level="3" style:class="text">
      <style:paragraph-properties fo:line-height="0.1665in" fo:text-align="justify" style:justify-single-word="false" fo:hyphenation-ladder-count="no-limit"/>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margin-top="0.028in" fo:margin-bottom="0.028in" loext:contextual-spacing="false" fo:text-align="justify" style:justify-single-word="false" fo:hyphenation-ladder-count="no-limit"/>
      <style:text-properties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111in" fo:margin-bottom="0.0555in" loext:contextual-spacing="false" fo:hyphenation-ladder-count="no-limit">
        <style:tab-stops>
          <style:tab-stop style:position="0.25in"/>
        </style:tab-stops>
      </style:paragraph-properties>
      <style:text-properties fo:font-variant="small-caps" fo:hyphenate="false"/>
    </style:style>
    <style:style style:name="Normal" style:family="paragraph">
      <style:paragraph-properties fo:text-align="center" style:justify-single-word="false" fo:hyphenation-ladder-count="no-limit"/>
      <style:text-properties fo:language="en" fo:country="US" fo:hyphenate="false"/>
    </style:style>
    <style:style style:name="Abstract" style:family="paragraph">
      <style:paragraph-properties fo:margin-top="0in" fo:margin-bottom="0.139in" loext:contextual-spacing="false" fo:text-align="justify" style:justify-single-word="false" fo:hyphenation-ladder-count="no-limit"/>
      <style:text-properties fo:font-size="9pt" fo:language="en" fo:country="US" fo:font-weight="bold" style:font-size-asian="9pt" style:font-weight-asian="bold" style:font-size-complex="9pt" style:font-weight-complex="bold" fo:hyphenate="false"/>
    </style:style>
    <style:style style:name="Affiliation" style:family="paragraph">
      <style:paragraph-properties fo:text-align="center" style:justify-single-word="false" fo:hyphenation-ladder-count="no-limit"/>
      <style:text-properties fo:language="en" fo:country="US" fo:hyphenate="false"/>
    </style:style>
    <style:style style:name="Author" style:family="paragraph">
      <style:paragraph-properties fo:margin-top="0.25in" fo:margin-bottom="0.028in" loext:contextual-spacing="false" fo:text-align="center" style:justify-single-word="false" fo:hyphenation-ladder-count="no-limit"/>
      <style:text-properties fo:font-size="11pt" fo:language="en" fo:country="US" style:font-size-asian="11pt" style:font-size-complex="11pt" fo:hyphenate="false"/>
    </style:style>
    <style:style style:name="Body_20_Text" style:display-name="Body Text" style:family="paragraph" style:parent-style-name="Normal">
      <style:paragraph-properties fo:margin-left="0in" fo:margin-right="0in" fo:margin-top="0in" fo:margin-bottom="0.0835in" loext:contextual-spacing="false" fo:line-height="95%" fo:text-align="justify" style:justify-single-word="false" fo:hyphenation-ladder-count="no-limit" fo:text-indent="0.2in" style:auto-text-indent="false"/>
      <style:text-properties fo:letter-spacing="-0.0008in" fo:hyphenate="false"/>
    </style:style>
    <style:style style:name="bullet_20_list" style:display-name="bullet list" style:family="paragraph" style:parent-style-name="Body_20_Text" style:list-style-name="LFO1">
      <style:paragraph-properties fo:margin-left="0.45in" fo:margin-right="0in" fo:hyphenation-ladder-count="no-limit" fo:text-indent="0in" style:auto-text-indent="false">
        <style:tab-stops>
          <style:tab-stop style:position="-0.1016in"/>
          <style:tab-stop style:position="0in"/>
        </style:tab-stops>
      </style:paragraph-properties>
      <style:text-properties fo:hyphenate="false"/>
    </style:style>
    <style:style style:name="equation" style:family="paragraph" style:parent-style-name="Normal">
      <style:paragraph-properties fo:margin-top="0.1665in" fo:margin-bottom="0.1665in" loext: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LFO2">
      <style:paragraph-properties fo:margin-top="0.0555in" fo:margin-bottom="0.139in" loext:contextual-spacing="false" fo:text-align="center" style:justify-single-word="false" fo:hyphenation-ladder-count="no-limit"/>
      <style:text-properties fo:font-size="8pt" fo:language="en" fo:country="US" style:font-size-asian="8pt" style:font-size-complex="8pt" fo:hyphenate="false"/>
    </style:style>
    <style:style style:name="footnote" style:family="paragraph" style:list-style-name="LFO3">
      <style:paragraph-properties fo:margin-top="0in" fo:margin-bottom="0.028in" loext:contextual-spacing="false" fo:hyphenation-ladder-count="no-limit"/>
      <style:text-properties fo:font-size="8pt" fo:language="en" fo:country="US" style:font-size-asian="8pt" style:font-size-complex="8pt" fo:hyphenate="false"/>
    </style:style>
    <style:style style:name="key_20_words" style:display-name="key words" style:family="paragraph">
      <style:paragraph-properties fo:margin-left="0in" fo:margin-right="0in" fo:margin-top="0in" fo:margin-bottom="0.0835in" loext:contextual-spacing="false" fo:text-align="justify" style:justify-single-word="false" fo:hyphenation-ladder-count="no-limit" fo:text-indent="0.2in" style:auto-text-indent="false"/>
      <style:text-properties fo:font-size="9pt" fo:language="en" fo:country="US" fo:font-style="italic" fo:font-weight="bold" style:font-size-asian="9pt" style:font-style-asian="italic" style:font-weight-asian="bold" style:font-size-complex="9pt" style:font-style-complex="italic" style:font-weight-complex="bold" fo:hyphenate="false"/>
    </style:style>
    <style:style style:name="paper_20_subtitle" style:display-name="paper subtitle" style:family="paragraph">
      <style:paragraph-properties fo:margin-top="0in" fo:margin-bottom="0.0835in" loext:contextual-spacing="false" fo:text-align="center" style:justify-single-word="false" fo:hyphenation-ladder-count="no-limit"/>
      <style:text-properties fo:font-size="14pt" fo:language="en" fo:country="US" style:font-name-asian="MS Mincho" style:font-family-asian="'MS Mincho'" style:font-family-generic-asian="roman" style:font-pitch-asian="fixed" style:font-size-asian="14pt" style:font-size-complex="14pt" fo:hyphenate="false"/>
    </style:style>
    <style:style style:name="paper_20_title" style:display-name="paper title" style:family="paragraph">
      <style:paragraph-properties fo:margin-top="0in" fo:margin-bottom="0.0835in" loext:contextual-spacing="false" fo:text-align="center" style:justify-single-word="false" fo:hyphenation-ladder-count="no-limit"/>
      <style:text-properties fo:font-size="24pt" fo:language="en" fo:country="US" style:font-name-asian="MS Mincho" style:font-family-asian="'MS Mincho'" style:font-family-generic-asian="roman" style:font-pitch-asian="fixed" style:font-size-asian="24pt" style:font-size-complex="24pt" fo:hyphenate="false"/>
    </style:style>
    <style:style style:name="references" style:family="paragraph" style:list-style-name="LFO8">
      <style:paragraph-properties fo:margin-top="0in" fo:margin-bottom="0.0346in" loext:contextual-spacing="false" fo:line-height="0.1252in" fo:text-align="justify" style:justify-single-word="false" fo:hyphenation-ladder-count="no-limit"/>
      <style:text-properties fo:font-size="8pt" fo:language="en" fo:country="US" style:font-name-asian="MS Mincho" style:font-family-asian="'MS Mincho'" style:font-family-generic-asian="roman" style:font-pitch-asian="fixed" style:font-size-asian="8pt" style:font-size-complex="8pt" fo:hyphenate="false"/>
    </style:style>
    <style:style style:name="sponsors" style:family="paragraph">
      <style:paragraph-properties fo:margin-left="0in" fo:margin-right="0in"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fo:language="en" fo:country="US" style:font-size-asian="8pt" style:font-size-complex="8pt" fo:hyphenate="false"/>
    </style:style>
    <style:style style:name="table_20_col_20_head" style:display-name="table col head" style:family="paragraph" style:parent-style-name="Normal">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hyphenation-ladder-count="no-limit"/>
      <style:text-properties fo:font-size="8pt" fo:language="en" fo:country="US" style:font-size-asian="8pt" style:font-size-complex="8pt" fo:hyphenate="false"/>
    </style:style>
    <style:style style:name="table_20_footnote" style:display-name="table footnote" style:family="paragraph">
      <style:paragraph-properties fo:margin-top="0.0417in" fo:margin-bottom="0.0209in" loext:contextual-spacing="false" fo:text-align="end" style:justify-single-word="false" fo:hyphenation-ladder-count="no-limit"/>
      <style:text-properties fo:font-size="6pt" fo:language="en" fo:country="US" style:font-size-asian="6pt" style:font-size-complex="6pt" fo:hyphenate="false"/>
    </style:style>
    <style:style style:name="table_20_head" style:display-name="table head" style:family="paragraph" style:list-style-name="LFO9">
      <style:paragraph-properties fo:margin-top="0.1665in" fo:margin-bottom="0.0835in" loext:contextual-spacing="false" fo:line-height="90%" fo:text-align="center" style:justify-single-word="false" fo:hyphenation-ladder-count="no-limit"/>
      <style:text-properties fo:font-variant="small-caps" fo:font-size="8pt" fo:language="en" fo:country="US" style:font-size-asian="8pt" style:font-size-complex="8pt" fo:hyphenate="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roman" style:font-pitch-asian="fixed" style:font-style-asian="italic"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Els-NoIndent" style:family="paragraph" style:parent-style-name="Normal">
      <style:paragraph-properties fo:line-height="0.1598in" fo:text-align="justify" style:justify-single-word="false" fo:hyphenation-ladder-count="no-limit"/>
      <style:text-properties fo:font-size="8pt" style:font-size-asian="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roma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variant="small-caps" fo:language="en" fo:country="US"/>
    </style:style>
    <style:style style:name="_5f_" style:display-name="_"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n" fo:country="US" style:font-size-asian="9pt" style:font-name-complex="Segoe UI" style:font-family-complex="'Segoe UI'" style:font-family-generic-complex="swiss" style:font-pitch-complex="variable" style:font-size-complex="9pt"/>
    </style:style>
    <style:style style:name="Footnote_20_Reference" style:display-name="Footnote Reference" style:family="text" style:parent-style-name="Default_20_Paragraph_20_Font">
      <style:text-properties style:text-position="super 65%"/>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variant="normal" fo:text-transform="none" fo:color="#0000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4LVL2" style:display-name="WW_CharLFO1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3" style:display-name="WW_CharLFO1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4" style:display-name="WW_CharLFO1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898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398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898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398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898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398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898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3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text:style-name="WW_5f_CharLFO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3LVL1"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25in" fo:margin-left="0in" table:align="left"/>
    </style:style>
    <style:style style:name="Table1.A" style:family="table-column">
      <style:table-column-properties style:column-width="2.41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5in" fo:margin-left="0in" table:align="left"/>
    </style:style>
    <style:style style:name="Table2.A" style:family="table-column">
      <style:table-column-properties style:column-width="2.41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center" style:rel-width="33%" style:color="#000000"/>
      </style:page-layout-properties>
      <style:header-style>
        <style:header-footer-properties fo:min-height="0.25in" fo:margin-left="0in" fo:margin-right="0in" fo:margin-bottom="0in" style:dynamic-spacing="true"/>
      </style:header-style>
      <style:footer-style>
        <style:header-footer-properties fo:min-height="1.190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Header"/>
            </table:table-cell>
            <table:table-cell table:style-name="Table1.A1" office:value-type="string">
              <text:p text:style-name="MP2"/>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Header"/>
            </table:table-cell>
            <table:table-cell table:style-name="Table2.A1" office:value-type="string">
              <text:p text:style-name="MP2"/>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Paper Title (use style: paper title)</dc:title>
    <dc:subject/>
    <meta:initial-creator>Jayanta Gogoi</meta:initial-creator>
    <meta:creation-date>2020-01-15T13:59:00Z</meta:creation-date>
    <dc:date>2020-01-16T15:06:52.318794791</dc:date>
    <meta:print-date>2019-09-29T15:57:00Z</meta:print-date>
    <meta:editing-cycles>178</meta:editing-cycles>
    <meta:editing-duration>PT3M48S</meta:editing-duration>
    <meta:document-statistic meta:table-count="2" meta:image-count="0" meta:object-count="0" meta:page-count="2" meta:paragraph-count="37" meta:word-count="396" meta:character-count="2609" meta:non-whitespace-character-count="2223"/>
    <meta:template xlink:type="simple" xlink:actuate="onRequest" xlink:title="" xlink:href="../../../../tmp/mozilla_ubuntu0/survey_paper.odt/Normal.dotm"/>
  </office:meta>
</office:document-meta>
</file>